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C00000069973E15065D4FD4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2.173cm" svg:height="2.778cm" draw:z-index="0"><draw:image xlink:href="Pictures/10000201000001CC00000069973E15065D4FD4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3</meta:editing-cycles>
    <meta:generator>LibreOffice/5.2.3.3$Windows_X86_64 LibreOffice_project/d54a8868f08a7b39642414cf2c8ef2f228f780cf</meta:generator>
    <dc:date>2016-12-25T17:24:57.244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